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Melior" svg:font-family="Melio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Standard">
      <style:paragraph-properties fo:text-align="start" style:justify-single-word="false" style:border-line-width-bottom="0.088cm 0.035cm 0.035cm" fo:padding="0.074cm" fo:border-left="none" fo:border-right="none" fo:border-top="none" fo:border-bottom="0.158cm double #000000" style:join-border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3">
      <style:paragraph-properties fo:text-align="start" style:justify-single-word="false"/>
    </style:style>
    <style:style style:name="P9" style:family="paragraph" style:parent-style-name="Standard" style:list-style-name="L4">
      <style:paragraph-properties fo:text-align="start" style:justify-single-word="false"/>
    </style:style>
    <style:style style:name="P10" style:family="paragraph" style:parent-style-name="Standard" style:list-style-name="L5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racker</text:p>
      <text:p text:style-name="P1"/>
      <text:p text:style-name="P2"/>
      <text:p text:style-name="P1"/>
      <text:p text:style-name="P2">Esta aplicacion fue desarrollada siguiendo los ejemplos del libro Build Mobiles Websites and Apps for Smart Devices – SitePoint.</text:p>
      <text:p text:style-name="P2"/>
      <text:p text:style-name="P2">Muestra el desarrollo de una aplicacion Mobile Web utlizando HTML, CSS, JavaScript y jQuery.</text:p>
      <text:p text:style-name="P2"/>
      <text:p text:style-name="P2">Esta desarrollada en HTML, CSS, JavaScript, jQuery, Cordova.</text:p>
      <text:p text:style-name="P2"/>
      <text:p text:style-name="P2"/>
      <text:p text:style-name="P2"/>
      <text:p text:style-name="P5"/>
      <text:p text:style-name="P2"/>
      <text:p text:style-name="P3">Hay un numero de maneras para hacer que una APP se vea mas « responsive ». Usar AJAX para jalar contenido dentro de la pagina sin refrescar es un componente importante de la <text:span text:style-name="T1">estrategia</text:span> usada en esta aplicacion.</text:p>
      <text:p text:style-name="P3"/>
      <text:p text:style-name="P3">Esta estrategia se vera mas importante cuando se lleva la app al mundo nativo. </text:p>
      <text:p text:style-name="P3"/>
      <text:p text:style-name="P3">Antes de usar AJAX, transiciones y animaciones para hacar aparecer las cosas mas suavemente, es necesario capturar algunos eventos.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3">Esta aplicacion esta totalmente depurada y corregida. Tiene todos los enlaces modificados de acuerdo a los directorios que resultan de la creacion de la aplicacion en Cordova. </text:p>
      <text:p text:style-name="P3"/>
      <text:p text:style-name="P3">Tambien fueron eliminados todos los directorios que venian del libro como los pertenecientes a los capitulos ch2, ch3, etc...</text:p>
      <text:p text:style-name="P3"/>
      <text:p text:style-name="P3">Con esta version se creo la aplicacion Cordova que esta instalada en el movil y que reside en el directorio <text:a xlink:type="simple" xlink:href="../../StarTrackerApp" text:style-name="Internet_20_link" text:visited-style-name="Visited_20_Internet_20_Link">C:/StarTrackerApp</text:a>.</text:p>
      <text:p text:style-name="P3"/>
      <text:p text:style-name="P2"/>
      <text:list xml:id="list6859999682308600689" text:style-name="L1">
        <text:list-item>
          <text:p text:style-name="P6">Un ejercicio interesante seria incorporar los datos a traves de un archivo en el servidor</text:p>
        </text:list-item>
      </text:list>
      <text:p text:style-name="P2"/>
      <text:list xml:id="list34493418" text:continue-numbering="true" text:style-name="L1">
        <text:list-item>
          <text:p text:style-name="P6">Seria un buen ejercicio terminar las opciones de la pantalla New Sighting, codigo en el boton de ubicacion y en Share your sighting.</text:p>
        </text:list-item>
      </text:list>
      <text:p text:style-name="P2"/>
      <text:list xml:id="list34521800" text:continue-numbering="true" text:style-name="L1">
        <text:list-item>
          <text:p text:style-name="P6">Buscar en el libro la funcionalidad que se habia incorporado para dejar fija la barra y que la pantalla haga scroll, ahora se desplaza la barra cuando scroleo hacia arriba.</text:p>
        </text:list-item>
      </text:list>
      <text:p text:style-name="P2"/>
      <text:list xml:id="list34514350" text:continue-numbering="true" text:style-name="L1">
        <text:list-item>
          <text:p text:style-name="P6">Terminar la busqueda de localizacion de la pantalla SPOTS.</text:p>
        </text:list-item>
      </text:list>
      <text:p text:style-name="P2"/>
      <text:p text:style-name="P2"/>
      <text:p text:style-name="P2"><text:soft-page-break/>Experiencia:</text:p>
      <text:p text:style-name="P2"/>
      <text:list xml:id="list881637290948565528" text:style-name="L2">
        <text:list-item>
          <text:p text:style-name="P7">Indentar bien y cerrar divisiones con comentarios precisos y correctos ayuda a ver la imagen del diseño de la pagina mentalmente ademas de ayudar a entender e codigo</text:p>
        </text:list-item>
      </text:list>
      <text:p text:style-name="P2"/>
      <text:p text:style-name="P2"/>
      <text:p text:style-name="P4"/>
      <text:p text:style-name="P2"/>
      <text:list xml:id="list5726557343953295395" text:style-name="L3">
        <text:list-item>
          <text:p text:style-name="P8">Un ejercicio interesante seria incorporar los datos a traves de un archivo en el servidor</text:p>
        </text:list-item>
      </text:list>
      <text:p text:style-name="P2"/>
      <text:p text:style-name="P2"/>
      <text:list xml:id="list7328933181904739551" text:style-name="L4">
        <text:list-item>
          <text:p text:style-name="P9">Seria interesante terminar esta opcion en <text:span text:style-name="T1">&lt;!-- Spot page --&gt;<text:line-break/><text:tab/><text:tab/><text:tab/><text:tab/><text:tab/>&lt;div id="page-spot" class="page-spots"&gt;</text:span></text:p>
          <text:p text:style-name="P9"/>
          <text:p text:style-name="P9">&lt;div class="<text:span text:style-name="T1">page-header"&gt;</text:span><text:line-break/> &lt;h1&gt;Planet Hollywood&lt;/h1&gt;<text:line-break/> &lt;span class="address"&gt;123 Fake St, Hollywood, CA&lt;/span&gt;<text:line-break/> &lt;a href="#" class="map"&gt;<text:line-break/> &lt;!--&lt;img src="<text:a xlink:type="simple" xlink:href="http://maps.google.com/maps/api/staticmap" text:style-name="Internet_20_link" text:visited-style-name="Visited_20_Internet_20_Link">http://maps.google.com/maps/api/staticmap</text:a>? zoom=14&amp;size=65x60&amp;maptype=roadmap&amp;markers=size:mid%7Ccolor:red %7Chollywood+blvd+la&amp;sensor=false"/&gt;--&gt;&lt;/a&gt;<text:line-break/>&lt;/div&gt;</text:p>
        </text:list-item>
      </text:list>
      <text:p text:style-name="P2"/>
      <text:p text:style-name="P2"/>
      <text:list xml:id="list34516103" text:continue-numbering="true" text:style-name="L4">
        <text:list-item>
          <text:p text:style-name="P9">Seria interesante poner a funcionar en spot.html la img <text:a xlink:type="simple" xlink:href="http://maps.google/" text:style-name="Internet_20_link" text:visited-style-name="Visited_20_Internet_20_Link">http://maps.google</text:a>....</text:p>
        </text:list-item>
      </text:list>
      <text:p text:style-name="P2"/>
      <text:p text:style-name="P2"/>
      <text:p text:style-name="P2"/>
      <text:p text:style-name="P2">MORALEJA :</text:p>
      <text:p text:style-name="P2"/>
      <text:list xml:id="list8212459264087371068" text:style-name="L5">
        <text:list-item>
          <text:p text:style-name="P10">Indentar bien y cerrar divisiones con comentarios precisos y correctos ayuda a ver la imagen del diseño de la pagina mentalmente ademas de ayudar a entender e codigo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Melior" svg:font-family="Melio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men Rivero</meta:initial-creator>
    <meta:creation-date>2015-02-03T15:08:46.50</meta:creation-date>
    <meta:generator>OpenOffice/4.1.1$Win32 OpenOffice.org_project/411m6$Build-9775</meta:generator>
    <dc:date>2015-02-13T14:34:21.72</dc:date>
    <dc:creator>Carmen Rivero</dc:creator>
    <meta:editing-duration>PT10H3M25S</meta:editing-duration>
    <meta:editing-cycles>30</meta:editing-cycles>
    <meta:document-statistic meta:table-count="0" meta:image-count="0" meta:object-count="0" meta:page-count="3" meta:paragraph-count="22" meta:word-count="385" meta:character-count="2533"/>
  </office:meta>
</office:document-meta>
</file>